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5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22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5" style:family="paragraph">
      <style:paragraph-properties fo:margin-left="2.062cm" fo:margin-right="0cm" fo:text-align="center" fo:text-indent="-2.062cm"/>
    </style:style>
    <style:style style:name="P6" style:family="paragraph">
      <style:paragraph-properties fo:margin-left="0.318cm" fo:margin-right="0cm" fo:text-indent="0cm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6" style:family="text">
      <style:text-properties fo:color="#000000" style:font-name="Segoe UI1" fo:font-size="31pt" fo:text-shadow="none" fo:font-weight="bold" style:font-size-asian="31pt" style:font-weight-asian="bold" style:font-size-complex="31pt" style:font-weight-complex="bold"/>
    </style:style>
    <style:style style:name="T7" style:family="text">
      <style:text-properties fo:color="#ffffff" style:font-name="Segoe UI1" fo:font-size="26pt" fo:text-shadow="1pt 1pt" style:font-size-asian="26pt" style:font-size-complex="26pt"/>
    </style:style>
    <style:style style:name="T8" style:family="text">
      <style:text-properties fo:color="#000000" style:font-name="Segoe UI Semibold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654cm" svg:height="3.601cm" svg:x="1.294cm" svg:y="0.508cm">
          <draw:text-box>
            <text:p text:style-name="P1"><text:span text:style-name="T1">HYMN #946</text:span></text:p>
            <text:p text:style-name="P1"><text:span text:style-name="T2">”</text:span><text:span text:style-name="T3">Glory to God, We Give You Thanks and Prais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5.4cm" svg:height="6.612cm" svg:x="1.457cm" svg:y="0.612cm">
          <draw:text-box>
            <text:p text:style-name="P1"><text:span text:style-name="T4">1. </text:span><text:span text:style-name="T5">Glory to God, we give You thanks and praise;</text:span><text:span text:style-name="T5"><text:line-break/></text:span><text:span text:style-name="T5">Of heav’nly joy and earthly peace we sing.</text:span><text:span text:style-name="T5"><text:line-break/></text:span><text:span text:style-name="T5">We worship You, to You our hearts we raise,</text:span><text:span text:style-name="T5"><text:line-break/></text:span><text:span text:style-name="T5">Lord God, almighty Father, heav’nly K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4" draw:layer="layout" svg:width="24.892cm" svg:height="6.263cm" svg:x="1.524cm" svg:y="0.653cm">
          <draw:text-box>
            <text:p text:style-name="P1"><text:span text:style-name="T4">2. </text:span><text:span text:style-name="T5">Lord Jesus Christ, the Father’s only Son,</text:span></text:p>
            <text:p text:style-name="P5"><text:span text:style-name="T5">You bore for us the load of this world’s sin.</text:span></text:p>
            <text:p text:style-name="P5"><text:span text:style-name="T5">O Lamb of God, Your glorious vict’ry won,</text:span></text:p>
            <text:p text:style-name="P5"><text:span text:style-name="T6">Receive our prayer, grant us Your peace with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7" draw:layer="layout" svg:width="24.892cm" svg:height="12.172cm" svg:x="1.524cm" svg:y="1.016cm">
          <draw:text-box>
            <text:p text:style-name="P1"><text:span text:style-name="T4">3. </text:span><text:span text:style-name="T5">Alone, O Christ, You only are the Lord,</text:span><text:span text:style-name="T5"><text:line-break/></text:span><text:span text:style-name="T5">At God’s right hand in majesty most high:</text:span><text:span text:style-name="T5"><text:line-break/></text:span><text:span text:style-name="T5">Who with the Spirit worshiped and adored,</text:span><text:span text:style-name="T5"><text:line-break/></text:span><text:span text:style-name="T5">With all the heav’nly host we glorify.</text:span></text:p>
            <text:p text:style-name="P6"><text:span text:style-name="T7"><text:line-break/></text:span><text:span text:style-name="T7"/></text:p>
            <text:p text:style-name="P6"><text:span text:style-name="T7"><text:s text:c="4"/></text:span><text:span text:style-name="T8">© 1991 Kevin Mayhew Ltd.</text:span></text:p>
            <text:p text:style-name="P6"><text:span text:style-name="T8"><text:s text:c="7"/></text:span><text:span text:style-name="T8">Used by permission: </text:span></text:p>
            <text:p text:style-name="P6"><text:span text:style-name="T8"><text:s text:c="7"/></text:span><text:span text:style-name="T8">LSB Hymn License </text:span></text:p>
            <text:p text:style-name="P6"><text:span text:style-name="T8"><text:s text:c="7"/></text:span><text:span text:style-name="T8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23:31:22.688000000</meta:creation-date>
    <dc:date>2019-01-20T13:32:02.968000000</dc:date>
    <meta:editing-duration>PT18M28S</meta:editing-duration>
    <meta:editing-cycles>6</meta:editing-cycles>
    <meta:generator>LibreOffice/6.1.3.2$Windows_X86_64 LibreOffice_project/86daf60bf00efa86ad547e59e09d6bb77c699acb</meta:generator>
    <meta:document-statistic meta:object-count="81"/>
  </office:meta>
</office:document-meta>
</file>